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3"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 style:family="paragraph" style:parent-style-name="Standard" style:master-page-name="Standard">
      <style:paragraph-properties fo:line-height="115%" fo:text-align="justify" style:justify-single-word="false" style:page-number="auto" fo:break-before="auto" fo:break-after="auto" style:writing-mode="lr-tb"/>
    </style:style>
    <style:style style:name="P6" style:family="paragraph" style:parent-style-name="Standard">
      <style:paragraph-properties fo:line-height="115%" fo:text-align="justify" style:justify-single-word="false" fo:break-before="page" style:writing-mode="lr-tb"/>
      <style:text-properties fo:font-weight="bold" style:font-weight-asian="bold" style:font-weight-complex="bold"/>
    </style:style>
    <style:style style:name="P7" style:family="paragraph" style:parent-style-name="Standard">
      <style:paragraph-properties fo:line-height="115%" fo:text-align="justify" style:justify-single-word="false" fo:break-before="page" style:writing-mode="lr-tb"/>
      <style:text-properties fo:font-weight="bold" officeooo:paragraph-rsid="000d5309"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justify" style:justify-single-word="false" fo:break-before="auto" fo:break-after="auto" style:writing-mode="lr-tb"/>
      <style:text-properties officeooo:paragraph-rsid="000d5309"/>
    </style:style>
    <style:style style:name="P10" style:family="paragraph" style:parent-style-name="Standard">
      <style:paragraph-properties fo:line-height="115%" fo:text-align="justify" style:justify-single-word="false" style:writing-mode="lr-tb"/>
      <style:text-properties officeooo:paragraph-rsid="000d5309"/>
    </style:style>
    <style:style style:name="P11" style:family="paragraph">
      <style:paragraph-properties fo:margin-left="0cm" fo:margin-right="0cm" fo:margin-top="0cm" fo:margin-bottom="0cm" fo:line-height="100%" fo:text-align="start" fo:text-indent="0cm" style:writing-mode="lr-tb"/>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olar84</text:span> – <office:annotation><dc:date>0000-00-00T00:00:00</dc:date><text:p text:style-name="P11"><text:span text:style-name="T5">Da, eta wstępniak.</text:span></text:p></office:annotation>Nastał kolejny większy meet, na którym pojawiło się sporo członków naszej redakcji. Naturalnie skwapliwie to wykorzystaliśmy, by tak, jak po MLK, przedstawić Wam relację z tego wydarzenia.</text:p>
      <text:p text:style-name="P1"/>
      <text:p text:style-name="P1">Muszę powiedzieć, iż podsumowując całość, jest to najlepszy meet, w jakim zdarzyło mi się dotychczas uczestniczyć. Ale po kolei...</text:p>
      <text:p text:style-name="P1"/>
      <text:p text:style-name="P1">Zacznijmy od tego, że podobała mi się organizacja – nawet początkowy zamęt z akredytacją został szybko opanowany i wszystko szło sprawnie. W porównaniu z poprzednim Wrocławskim mieliśmy większą ilość sal, co także usprawniło przepływ siły ludzkiej. Helperzy byli widoczni i pomocni, a organizatorzy co chwilę pojawiali się w różnych miejscach, upewniając się, czy wszystko idzie zgodnie planem, więc tutaj same plusy.</text:p>
      <text:p text:style-name="P1"/>
      <text:p text:style-name="P1">Przejdźmy do prelekcji. Przygodę meetową zacząłem od wykładu okołofanfikowego o ludziach w Equestrii. Prowadzona była świetnie, Psoras mówił do rzeczy, podał ciekawe przykłady kilku opowiadań, naświetlał problem możliwe wszechstronnie, nie unikając również tematów nieco kontrowersyjnych. Można się było włączyć, podyskutować i ogólnie dobrze bawić – z przyjemnością stwierdzam, iż zainteresowanie było spore i dużo osób wykazywało aktywność. A kto wie? Może dzięki niej zobaczymy na scenie fanfikowej renesans opowiadań z gatunku TCB? Tym bardziej, że padło kilka pomysłów, jak wykorzystać na nowo gigantyczny potencjał tkwiący w tym temacie.</text:p>
      <text:p text:style-name="P1"/>
      <text:p text:style-name="P1">Czas przeznaczony na prelekcję minął wręcz za szybko i zaczął się Pierwszy Ogólnopolski Szczyt Fanfikowy (raz rzuciłem tę nazwę żartem i Mkr musiał naturalnie nazwać tak ten panel dyskusyjny...). Mimo to muszę powiedzieć, iż wszystko się udało, ponieważ zjawiło się naprawdę sporo osób, które w fandomie tworzą rzeczy ogólnie znane i lubiane (lub nienawidzone). Tak na szybko wymienię jedynie Madeleine, Cahan, Kredke, Poulsena, Psorasa, Spidiego, Albericha, Irwina... i wielu, wielu innych. Dodam jeszcze, iż na pytanie: "kto tu pisze fanfiki?" zgłosiła mi się prawie cała sala. Dyskutowaliśmy na naprawdę przeróżne tematy, od omawiania poszczególnych opowiadań, przez sprawy bardziej teoretyczne i techniczne, po tłumaczenia i niedostatki komentarzy w polskim światku fanfikowym. Z tego miejsca chciałbym serdecznie podziękować wszystkim, ale to naprawdę wszystkim, którzy się przewinęli przez salę podczas tej trzygodzinnej dyskusji. Bez Waszego udziału to wszystko nie doszłoby do skutku, a tak można powiedzieć, iż zakończyła się ona sukcesem. A przynajmniej takie wrażenie odniosłem. Natomiast jeżeli chodzi o zagadkę translatorską, to osoba, której uda się wymyślić dobre rozwiązanie, zostanie uwieczniona w tłumaczeniu i na dodatek dostanie herbatnika.</text:p>
      <text:p text:style-name="P1"/>
      <text:p text:style-name="P1">Ostatnia prelekcja, na której byłem, dotyczyła Fallout: Equestria. Muszę powiedzieć, iż było ciekawie, a choć od czasu do czasu pojawił się mocniejszy spoiler (co było powodem tego, iż dla prowadzących nie będzie herbatnika!), to i tak słuchało się o świecie Opadu: Konioziemi (złośliwość zamierzona) z prawdziwą przyjemnością. Dodatkowym plusem był przegląd kilku fanowskich filmów, które stanowiły miłe i nieortodoksyjne zakończenie rzeczonej prelekcji.</text:p>
      <text:p text:style-name="P1"/>
      <text:p text:style-name="P1"><text:soft-page-break/>Niestety przez wysokie stężenie rozmów o fanfikach nie byłem w stanie odwiedzić kilku innych atrakcji, które zapowiadały się bardzo ciekawie, czy choćby zajrzeć do sali, w której można było spędzić nieco czasu przy grach komputerowych.</text:p>
      <text:p text:style-name="P1"/>
      <text:p text:style-name="P1">Teraz jednak przejdę do najważniejszego punktu, czyli do ludzi. Pod tym względem meet udał się absolutnie stuprocentowo – miałem okazję poznać na żywo osoby, z którymi wcześniej wymieniałem jedynie masę wiadomości przez forum, tudzież inne internetowe badziewia – nic nie przebije porządnych rozmów oko w oko, a ekipa, jaką udało się zebrać, była naprawdę wybitna. Można było podyskutować, pożartować i ogólnie świetnie się bawić.</text:p>
      <text:p text:style-name="P1"/>
      <text:p text:style-name="P1">Nie mam zamiaru zapomnieć również o wystawcach, którzy oferowali naprawdę szeroki zakres produktów. Nawet jeżeli nikt nic nie kupował, to samo przejście się wzdłuż stoisk i obejrzenie tych wszystkich wystawionych dóbr było prawdziwą przyjemnością, tym bardziej, że poziom ich wykonania był generalnie bardzo wysoki.</text:p>
      <text:p text:style-name="P1"/>
      <text:p text:style-name="P1">Dziewięć godzin tego wydarzenia upłynęło zaskakująco szybko, a zakończyło się tradycyjnie kilkoma słowami od organizatorów oraz chóralnym odśpiewaniem Pink Fluffy Unicorns Dancing On Rainbows. Wnioskując po ogłuszającym aplauzie i entuzjazmie, z jakim ludzie rzucili się do pożegnalnego zdjęcia, można mieć nadzieję, iż wielu spośród uczestników pojawi się na przyszłych meetach organizowanych w Festung Breslau. Jeszcze na samo zakończenie, korzystając bezwstydnie z okazji, chciałbym na łamach naszego magazynu podziękować organizatorom za tak świetne przygotowanie tego spotkania, które na pewno zapamiętamy na długo.</text:p>
      <text:p text:style-name="P7">Madeleine</text:p>
      <text:p text:style-name="P1">Relacja z Wrocławskiego, taaak? Mam pisać o prelekcjach, taaak?</text:p>
      <text:p text:style-name="P1"><text:s/></text:p>
      <text:p text:style-name="P1">…to na ponymeety jeździ się po to, żeby słuchać jakichś prelekcji?!</text:p>
      <text:p text:style-name="P1"><text:s/></text:p>
      <text:p text:style-name="P1">A tak serio – cześć, jestem Madeleine („Cześć, Madeleine”) i mimo ogólnej niechęci do tego typu wypadów („Oni tam będą gadać o kolorowych taboreeeetach, ratuuuunku”), wzięłam, spięłam się i pojechałam. Czy żałuję? Absolutnie nie.</text:p>
      <text:p text:style-name="P1"><text:s/></text:p>
      <text:p text:style-name="P1">No dobra, ponieważ był to mój pierwszy raz (a pierwszy raz podobno zawsze boli), nie mam porównania i nie mogę wypowiadać się o organizacji, czy takich tam innych przyjemnych (albo i niekoniecznie) rzeczach (ale zauważyłam, że narzekanie na nią jest w dobrym tonie, więc dla dobra sprawy: co za beznadziejna organizacja, ach, ach!). A więc kilka słów z perspektywy takiego randomowego zjadacza kucyków, jak ja: jeśli nigdy nie byłeś na meecie i zastanawiasz się, czy warto, przestań. W sensie, zastanawiać się. To, co powinieneś zrobić, jest oczywiste – spłukać się na bilety, spakować, wsiąść w środek komunikacji i jechać. Po prostu.</text:p>
      <text:p text:style-name="P1"><text:s/></text:p>
      <text:p text:style-name="P1">A kiedy jest się już na miejscu, staje się na samym końcu długaaaśnej kolejki (taaa, niektórzy byli na tyle YntelYgentni, że przyjechali na sam początek meeta), żeby móc kupić identyfikator z kucykiem za Polskie Nowe. Nie stałam w niej jakoś strasznie długo, a z opinii osoby, która na wielu meetach już była, wynikało, że akredytacja szła bardzo sprawnie i nie było z nią większych problemów. Również ich nie zauważyłam (ale ja nie jestem obiektywna, mnie cierpliwości nauczył dziekanat). Generalnie przy wejściu zawsze ktoś siedział i tak, zgadza się, organizatorzy byli widoczni, krążyli sobie i zawsze gdzieś na horyzoncie dało się kogoś z „tych ważnych” dostrzec. Potem, tuż przed oficjalnym rozpoczęciem, był czas na szybkie obejście korytarzy i natrafienie na milion pięćset osób, które „kojarzyło się z internetów” (oraz, rzecz jasna, powitanie ich w niekonwencjonalny sposób pt: „AAAAAA [wysoki pisk], przecież to [nick napotkanej osoby]! [hug]” – przetestowane, polecam). A potem były prelekcje, o których nie będę się rozpisywać, ponieważ byłam tylko na dwóch dotyczących fanfików, a o nich napisano już wyżej. Mogę jedynie powiedzieć, że Psoras jest doskonałym prowadzącym i przyjemnie się go słuchało, natomiast trzy godziny Fanfikowego Szczytu upłynęły w ciągu sekundy; zabawne jest to, że tym, co zapamiętam na długo, nie będą wskazówki na temat pisania, ożywione dyskusje o fanfikach czy jojczenie o braku fejmu, ale nieznoszący sprzeciwu głos Dolara: „Nie, nie, nie, to MUSI być Ministerstwo Morale!” (z pozdrowieniami dla zagorzałych fanów „Fallouta”).</text:p>
      <text:p text:style-name="P1"><text:s/></text:p>
      <text:p text:style-name="P1">Z rzeczy godnych uwagi należy również wymienić stoiska z kucykowymi badziewiami, ekhm, AKCESORIAMI. Większość przedmiotów odznaczała się naprawdę wysoką jakością wykonania i zwyczajnie miło się na to patrzyło, nawet jeśli nie miało się zamiaru niczego kupić. Setki przypinek, kubki z Luną (<office:annotation><dc:date>0000-00-00T00:00:00</dc:date><text:p text:style-name="P11"><text:span text:style-name="T5">Wreszcie ktoś w redakcji, kto dobrze gada - dostaniesz krakersa! :D</text:span></text:p></office:annotation>bo Luna to najlepsza władczyni, a Celestia ma gruby tyłek), plakaty i to, co najlepsze – pluszaki! Ten, kto lubi wydawać pieniądze, na takim meecie wyda je z przyjemnością. Ten, kto nie lubi, też je wyda, tylko że bez przyjemności i potem będzie się zastanawiał, na cholerę mu tyle tego… ale zawsze można obdarować kogoś, kogo się lubi (albo wręcz przeciwnie, w końcu tylko homoseksualiści oglądają kucyki!).</text:p>
      <text:p text:style-name="P1"><text:soft-page-break/><text:s/></text:p>
      <text:p text:style-name="P1">Osobiście nie bardzo miałam pomysł na spędzenie czasu pomiędzy interesującymi mnie prelekcjami (których było bardzo mało, bo topowe miejsce na liście moich zainteresowań zajmuje spanie), ale nie było co się przejmować – okazało się, że zakończenie meeta przyszło szybciej, niż się spodziewałam, a rozmowy na korytarzach z napotkanymi przypadkowo ludźmi z fandomu przeciągały się do fascynujących dysput. Na jakie tematy? Różne, różniste. Chyba nawet ktoś czasem próbował coś napomknąć o kucykach, ale na szczęście zostawał szybko zagłuszony – w końcu pucyki są kedalskie, no heloł!</text:p>
      <text:p text:style-name="P1"><text:s/></text:p>
      <text:p text:style-name="P1">Podsumowując – bawiłam się świetnie, a w ramach bezczelnej reklamy fandomowych inicjatyw powiem jeszcze: polecam każdemu, nawet jeśli nie jesteście przekonani – odważcie się i jeźdźcie, poznacie fascynujących ludzi (ja poznałam), przeżyjecie cudowne chwile (ja przeżyłam), wrócicie do domu z głową pełną miłych wspomnień (ja wróciłam)… a może przy okazji się czegoś nauczycie (niewykluczone!).</text:p>
      <text:p text:style-name="P1"><text:s/></text:p>
      <text:p text:style-name="P1">Jakby to powiedział taki jeden: bezwzględnie polecam.</text:p>
      <text:p text:style-name="P1"/>
      <text:p text:style-name="P2"/>
      <text:p text:style-name="P2">Cahan</text:p>
      <text:p text:style-name="P2"/>
      <text:p text:style-name="P3">VII Wrocławski Zorganizowany Ponymeet był moim drugim ponymeetem. Zaznaczę od razu, że byłam na nim jedynie przez jakieś dwie godziny, ponieważ moje życie studenckie nie pozwoliło mi na więcej. Nie mogłabym jednak odpuścić sobie szczytu fanfikowego, prowadzonego przez Dolara. Szkoda, że na więcej atrakcji nie miałam okazji się załapać, ponieważ program i wyposażenie sprzedawców wyglądały miodnie.</text:p>
      <text:p text:style-name="P3">Na samym początku powiem, że organizatorzy się spisali. Proces akredytacji przebiegał bez problemu, zaś sam identyfikator prezentował się całkiem sympatycznie i estetycznie.</text:p>
      <text:p text:style-name="P3">Co do samej dyskusji o fanfikach <text:span text:style-name="T2">–</text:span> prowadzona była bardzo fajnie, zjawiło się na niej wielu znanych i cenionych w fandomie pisarzy, takich jak chociażby Madeleine, Psoras, Kredke, Poulsen, Kingofhills czy Alberich. Omówiono wiele kwestii i wymieniono się opiniami na różne tematy.</text:p>
      <text:p text:style-name="P3">Dodatkowym atutem było poznanie na żywo paru osób znanych mi dotychczas jedynie z neta. Szkoda, że nie miałam za bardzo możliwości z nimi pogadać, bo miałam ku temu wielką ochotę. Niestety, życie.</text:p>
      <text:p text:style-name="P1"/>
      <text:p text:style-name="P6">SPIDIvonMARDER</text:p>
      <text:p text:style-name="P1"/>
      <text:p text:style-name="P1"><office:annotation><dc:date>0000-00-00T00:00:00</dc:date><text:p text:style-name="P11"><text:span text:style-name="T5">Nie daję gwarancji że się wciśnie, ale się postaram.</text:span></text:p></office:annotation><text:a xlink:type="simple" xlink:href="http://kwejk.pl/obrazek/2167399/wroclaw.html" text:style-name="Internet_20_link" text:visited-style-name="Visited_20_Internet_20_Link">http</text:a><text:a xlink:type="simple" xlink:href="http://kwejk.pl/obrazek/2167399/wroclaw.html" text:style-name="Internet_20_link" text:visited-style-name="Visited_20_Internet_20_Link">://</text:a><text:a xlink:type="simple" xlink:href="http://kwejk.pl/obrazek/2167399/wroclaw.html" text:style-name="Internet_20_link" text:visited-style-name="Visited_20_Internet_20_Link">kwejk</text:a><text:a xlink:type="simple" xlink:href="http://kwejk.pl/obrazek/2167399/wroclaw.html" text:style-name="Internet_20_link" text:visited-style-name="Visited_20_Internet_20_Link">.</text:a><text:a xlink:type="simple" xlink:href="http://kwejk.pl/obrazek/2167399/wroclaw.html" text:style-name="Internet_20_link" text:visited-style-name="Visited_20_Internet_20_Link">pl</text:a><text:a xlink:type="simple" xlink:href="http://kwejk.pl/obrazek/2167399/wroclaw.html" text:style-name="Internet_20_link" text:visited-style-name="Visited_20_Internet_20_Link">/</text:a><text:a xlink:type="simple" xlink:href="http://kwejk.pl/obrazek/2167399/wroclaw.html" text:style-name="Internet_20_link" text:visited-style-name="Visited_20_Internet_20_Link">obrazek</text:a><text:a xlink:type="simple" xlink:href="http://kwejk.pl/obrazek/2167399/wroclaw.html" text:style-name="Internet_20_link" text:visited-style-name="Visited_20_Internet_20_Link">/2167399/</text:a><text:a xlink:type="simple" xlink:href="http://kwejk.pl/obrazek/2167399/wroclaw.html" text:style-name="Internet_20_link" text:visited-style-name="Visited_20_Internet_20_Link">wroclaw</text:a><text:a xlink:type="simple" xlink:href="http://kwejk.pl/obrazek/2167399/wroclaw.html" text:style-name="Internet_20_link" text:visited-style-name="Visited_20_Internet_20_Link">.</text:a><text:a xlink:type="simple" xlink:href="http://kwejk.pl/obrazek/2167399/wroclaw.html" text:style-name="Internet_20_link" text:visited-style-name="Visited_20_Internet_20_Link">html</text:a></text:p>
      <text:p text:style-name="P1">Obrazek nie pochodzi oczywiście z naszej podróży, ale PKP i tak nas zaskoczyło w kilku miejscach.</text:p>
      <text:p text:style-name="P1"><text:s/></text:p>
      <text:p text:style-name="P1">Dziwnym zbiegiem okoliczności, Tribrony nigdy nie wysłało silnej delegacji do Wrocławia. Tym razem naprawiliśmy ten błąd i Festung Breslau zdobywało aż 11 Prusaków z północy.</text:p>
      <text:p text:style-name="P1">Na wstępie pochwalę organizację, czyli Makera i ekipę. Zasługują na wysoką ocenę całej pracy, gdyż pomimo pewnych naprawdę drobnych zgrzytów wszystkie atrakcje odbyły się planowo, zaopatrzenie było satysfakcjonujące, a zarówno lokal, jak i helperstwo bardzo dobre. Jedynie dwie rzeczy mogę lekko skrytykować. Meet był zdominowany przez atrakcje fanfikowe, a jak stwierdził Maker na początku: „CCG – gra, w którą nikt nie gra, fanfiki, których nikt nie czyta, a także prelekcja Spidiego, która ma 137 slajdów, nie wiem, jak to wytrzymacie”. Cytat niedokładny, ale mniej więcej o to chodziło. Obawiam się, że miał dużo racji.</text:p>
      <text:p text:style-name="P1">Druga rzecz: na początku skupienie ludzi na atrakcjach było trochę małe, raczej uczestnicy szwendali się tu i ówdzie. Przydaliby się helperscy naganiacze, którzy informowaliby, co i gdzie się zaraz odbędzie.</text:p>
      <text:p text:style-name="P1">Poza tym impreza była fachowo zorganizowana i wielki szacun dla Makera. To był zaledwie drugi robiony przez niego meet!</text:p>
      <text:p text:style-name="P1">Prelekcję Adalbertusa dotyczącą sztuki tworzenia OCeków widziałem już na dwóch innych meetach, więc pomimo faktu, że teraz byłem na niej przelotnie, to mogę się wypowiedzieć. Była bardzo inteligentna i przezabawnie prowadzona. Adalbertus jest dobrym mówcą, który doskonale wie, o czym prawi. Oczywiście, nie we wszystkim się z nim zgadzam, jestem bardziej liberalny, lecz bardzo doceniam wkład, a także atrakcyjną formę prezentacji. No i kwerendę źródłową.</text:p>
      <text:p text:style-name="P1">Pierwszy Szczyt Fanfikowy okazał się troszkę czymś innym, niż się spodziewałem. Jego dużą zaletą była możliwość spotkania na żywo większości polskich twórców z tej dyscypliny sztuki, a wadą, że raczej mówiono po prostu o swojej działalności i swoich opiniach, co akurat mniej mnie interesowało. Życzyłbym sobie poruszania większej stricte technicznych kwestii, np. jak coś opisać. To też się pojawiło, ale jak dla mnie za mało.</text:p>
      <text:p text:style-name="P1">Stoiska sklepikowe oferowały towary z bardzo szerokiego spektrum. Od kart CCG aż po zagraniczne, kolekcjonerskie figurki za miliony monet, a także pluszaki. Pomimo swego wrodzonego skąpstwa, nawet ja coś kupiłem. Udaję, że nie zbieram tego przeklętego CCG.</text:p>
      <text:p text:style-name="P1">Podsumowując, meet bardzo mi się podobał. Miło było zobaczyć jeden z większych fandomów w Polsce. Mam nadzieję, że pomimo rozpoczynającego się właśnie fandomowego urlopu Makera, Wrocław nie upadnie znowu i będzie kontynuował tradycję dobrych meetów.</text:p>
      <text:p text:style-name="P2"/>
      <text:p text:style-name="P2">Kingu</text:p>
      <text:p text:style-name="P1">Duży ponymeet zaledwie trzydzieści kilometrów od mojej mieściny? Mające się pojawić sławne osobistości? Możliwość pogadania o fanfikach po raz kolejny? Grzechem moim byłoby nie jechać. Toteż razem ze znajomym wsiedliśmy w autobus i niedługo potem znaleźliśmy się na PKS, PKP, a potem na małym przystanku tramwajowym, skąd linią „4” dojechaliśmy wraz z przedstawicielami z Jeleniej Góry (czy może to była Zielona Góra? W każdym razie, pozdro na <text:soft-page-break/>Cezareeeego z włochatymi kulkami). Stamtąd banałem okazało się dotarcie na ponymeet piechotą, a przy okazji spotkaliśmy się z doborową ekipą w postaci Dolara, Poulsena, Albericha, Kredke i <office:annotation><dc:date>0000-00-00T00:00:00</dc:date><text:p text:style-name="P11"><text:span text:style-name="T5">Bafflinga, niemoto! :D Nie będzie herbatnika (ponownie :D)</text:span></text:p></office:annotation>kogoś jeszcze, kogo niestety nie pamiętam. Wybacz!</text:p>
      <text:p text:style-name="P1"/>
      <text:p text:style-name="P9">Ale starczy o podróży. Jako przedstawiciel niepełnoletni i o wyjątkowo słabej pamięci, musiałem przy akredytacji ratować się faktem bycia prelegentem i powoływać się na świadectwa przypadk… znaczy, wybranych osób z tłumu, że jam jest ten jedyny falloutowiec i redaktor EqT. Na szczęście pan przy stoliku był na tyle uprzejmy, że przepuścił mnie bez legitymacji. Tak własnie znalazłem się na terenie VII Wrocławskiego Ponymeetu. Yay?</text:p>
      <text:p text:style-name="P10"/>
      <text:p text:style-name="P10">Yay, zaiste. Było cudnie, ale po kolei. Jako że byłem jedną z pierwszych osób w kolejce, pozostało mi trochę czasu na ponowne zapoznanie się z otoczeniem oraz nowoprzybyłymi ludźmi. W ten oto sposób poznałem Ognistego Wikinga (już w normalnej fryzurze) Kredke, artystę-prelegenta Adalbertusa, redakcyjną ogrodniczkę „<office:annotation><dc:date>0000-00-00T00:00:00</dc:date><text:p text:style-name="P11"><text:span text:style-name="T5">Nie dość że niemota, to jeszcze samobójca.</text:span></text:p></office:annotation><office:annotation><dc:date>0000-00-00T00:00:00</dc:date><text:p text:style-name="P11"><text:span text:style-name="T5">Podziwam odwagę :D</text:span></text:p></office:annotation><office:annotation><dc:date>0000-00-00T00:00:00</dc:date><text:p text:style-name="P11"><text:span text:style-name="T5">To *aż* 30 parę kilometrów... w razie czego się schowam. :D</text:span></text:p></office:annotation>Cahan, kotku”, redakcyjnego speca od militariów i handlu Spidiego oraz wielu, wielu innych. Pomijając już spotkania osób wcześniej poznanych. Generalnie rzecz biorąc, ludzie tym razem nie zawiedli w żadnym stopniu <text:s/>nie brakło prawie nikogo.</text:p>
      <text:p text:style-name="P10"/>
      <text:p text:style-name="P10">Organizacja była wręcz cudowna. Nieogarnięty Kingu nie zauważył, że sprzęt komputerowy trzeba zapewnić sobie samemu, co na szczęście udało się ogarnąć bez większego problemu (jeszcze raz wielkie dzięki dla Skradacza!), ale oprócz tego wszystko szło całkiem sprawnie. Nie było problemów sprzętowych. Akredytacja przebiegała bez większych wpadek, przy czym wszelkie problemy i dylematy (jak np. właśnie brak legitymacji) szybko znikały. Wielka pochwała i gratulacje dla Makera i spółki. I tym bardziej żałuję, że rzeczona osoba nie jest w stanie organizować kolejnego meeta we Wrocławiu na czas nieokreślony.</text:p>
      <text:p text:style-name="P1"/>
      <text:p text:style-name="P1">Panele? Świetne. Fakt, że spędziłem na nich 95% czasu na ponymeecie, o czymś świadczy. Prelekcja Psorasa, choć pozornie o temacie średnio mnie ciekawiącym, okazał się strzałem w dziesiątkę (wybacz, Spidi, ale nie jestem na tyle fanem militariów, by o nich słuchać przez dwie godziny). Następnie dyskusja fanfikowa, na której… parafrazując słowa pewnego brony’ego jeszcze z MLK, „Niczego nowego się nie dowiedziałem, ale i tak było świetnie”. Zwłaszcza że na poprzednim meecie nie było aż tak doborowej ekipy, zaś zlot odbywał się w warunkach prawie że pionierskich, bo na stojąco. Na szczęście tym razem było o wiele fajniej, ciekawiej, zaraziliśmy uczestników zagwozdką tłumaczeniową… A co do FoE, mam do powiedzenia tylko jedno zdanie (oraz wołacz). DOLAR! Dawaj <office:annotation><dc:date>0000-00-00T00:00:00</dc:date><text:p text:style-name="P11"><text:span text:style-name="T5">Nie mówi się ino!</text:span></text:p></office:annotation><office:annotation><dc:date>0000-00-00T00:00:00</dc:date><text:p text:style-name="P11"><text:span text:style-name="T5">Ino tylko!</text:span></text:p></office:annotation><office:annotation><dc:date>0000-00-00T00:00:00</dc:date><text:p text:style-name="P11"><text:span text:style-name="T5">:P</text:span></text:p></office:annotation>ino tego herbatnika, nie było spoilerów!</text:p>
      <text:p text:style-name="P1"/>
      <text:p text:style-name="P1">Ogólnie było świetnie. Aktualnie meet ten jest na pierwszym miejscu ex aequo wraz z II Śląskim Zorganizowanym. Tym, którzy byli, gratuluję udania się do Wrocławia. Tym, którzy nie <text:span text:style-name="T2">– </text:span>żałujcie!</text:p>
      <text:p text:style-name="P1"/>
      <text:p text:style-name="P2">Irwin</text:p>
      <text:p text:style-name="P4">Chyba nie powiem więcej o zlocie fanów radosnych, kolorowych osiołków niż moi poprzednicy <text:span text:style-name="T2">–</text:span> ot, wariat z Wrocławia organizuje meet z pomocą innych wrocławskich wariatów, a wariaci z całej Polski przyjeżdżają się kucykować tudzież wariacić. Obecna była organizacja, Maker oraz <text:soft-page-break/>stoisko, na którym można było kupić puszkę Pepsi za 1,50zł. Zlot wypadł tak dobrze, że największym zgrzytem był brak zgrzytów <text:span text:style-name="T2">–</text:span> w akcie desperacji część malkontentów próbowała objechać nieco rozpikselizowane identyfikatory, jednak nawet one prezentowały się nadzwyczaj dobrze. </text:p>
      <text:p text:style-name="P1"/>
      <text:p text:style-name="P1">Jak można się domyślić, gdy nie chodziłem jak nakręcony wariat pośród ludzi, siedziałem na Pierwszym Ogólnopolskim Szczycie Fanfikowym i udawałem, że się na czymś znam (wbrew pozorom, na niczym się nie znam, tylko usilnie sprawiam inne wrażenie). <office:annotation><dc:date>0000-00-00T00:00:00</dc:date><text:p text:style-name="P11"><text:span text:style-name="T5">powtórzenia, rozumiem, całkowicie zamierzone i tak zostawić? :P ~Kamisha</text:span></text:p></office:annotation>Na wspomnianej dyskusji dyskutowaliśmy o tym, o czym akurat dyskutujący chcieli dyskutować, tudzież obgadywaliśmy to, co mieliśmy do obgadywania. Na obu polach dochodziliśmy do ciekawych wniosków (bądź nie), ponadto miło było popodziwiać wiodących pisarzy w polskim fandomie (dopóki się ich podziwiało, a nie słuchało tego, co mówili). Poza dominującym Szczytem obecne były także inne prelekcje, w tym moja, ale nikt na nie nie przychodził (w tym ja), więc po co na nie poświęcać cenne miejsce w tekście? </text:p>
      <text:p text:style-name="P1"/>
      <text:p text:style-name="P1">Rzecz jasna żartuję. Obecna była prelekcja o wesołych kartach z konikami (MLP CCG), Człowiekach w Equestrii, OCkach i uzbrojeniu w serialu (i nie mówimy tutaj o Tygrysach i innych Messerchmittach). Ogółem całkiem solidna ilość materiału, która mogłaby zainteresować każdego.</text:p>
      <text:p text:style-name="P1"/>
      <text:p text:style-name="P1">Podsumowując <text:span text:style-name="T2">–</text:span> meet wypadł świetnie. Nieco martwi fakt, że Maker <text:span text:style-name="T2">–</text:span> wiodący wrocławski organizator <text:span text:style-name="T2">–</text:span> wycofuje się z organizowania takich imprez w przyszłości, jednak można żywić nadzieję, że znajdzie się ktoś inny, kto przejmie pałeczkę i zachwyci nas następnym, VIII już Wrocławskim Ponymeetem, jeszcze lepszym od poprzedniego.</text:p>
      <text:p text:style-name="P1"/>
      <text:p text:style-name="P2">Salmonella</text:p>
      <text:p text:style-name="P2"/>
      <text:p text:style-name="P1">Po latach prób wybrania się na wydarzenie z tej serii, regularnie niweczonych przez nagłe wysypy różnorakich zobowiązań, pojawiłam się w końcu na jednym z wrocławskich ponymeetów. Sukces ten został nieco przyćmiony faktem, że w spotkaniu uczestniczyłam jeszcze mniej niż w przeciętnym zorganizowanym meecie, skupiając się na korzystaniu z obecności mojego <text:span text:style-name="T4">special somepony</text:span> na terenie Domu Kultury BAKARA, będącego zresztą, wbrew pierwszemu wrażeniu, naprawdę dobrą lokalizacją dla meeta. Łatwy dojazd, bliskość Lidla, stanowiącego kuszącą alternatywę wobec, przynajmniej dla mnie, nieszczególnie przekonującego meetowego bufetu, a w końcu zaskakująco przyjemne wnętrze przekonały mnie do budynku, który początkowo wzbudzał lekką nieufność. Trudno mi wydać opinię na temat sali artystów, jakkolwiek się nazywała, ale reszta miejsc zyskała moją sympatię – sala ze sceną ogólnym wyglądem, Sala Canterlot wygodnymi schodami, doskonale nadającymi się do siedzenia podczas cieszących się większą popularnością paneli, hol dużą ilością stołów, których często brakuje mi na takich wydarzeniach, a sala gier stosunkową przestronnością i obecnością Scrabble. Miejsce sprzedaży gadżetów wydało mi się nieco ciasne, ale jednocześnie wątpię, żeby w budynku znajdowało się lepsze pomieszczenie do tego celu.</text:p>
      <text:p text:style-name="P1"/>
      <text:p text:style-name="P1"><text:soft-page-break/>Jak już wspomniałam, moja uwaga skoncentrowała się w dużej mierze na jednej osobie, ale udało mi się także zamienić kilka słów ze znajomymi, w większości członkami redakcji. Część rozpoczętych rozmów pozostała niedokończona, ale liczę, że któregoś dnia uda mi się to sobie zrekompensować.</text:p>
      <text:p text:style-name="P1"/>
      <text:p text:style-name="P1">Wiedziona bliżej nieokreślonymi motywacjami, zdecydowałam się wykorzystać szansę na obserwację pisarzy fanfików w ich naturalnym środowisku. Na szczyt zamierzałam wpaść tylko na chwilę, ale okazało się, że w chwili mojego przybycia na <office:annotation><dc:date>0000-00-00T00:00:00</dc:date><text:p text:style-name="P11"><text:span text:style-name="T5">Nie wiem kim jest wombat, który to edytował, ale tapet jest poprawną formą w tym wyrażeniu. Można zmienić na "na tapecie znalazła się akurat szeroko pojęta tematyka tłumaczeń" żeby uniknąć wątpliwości, ale zapewniam, że ten zwrot ma sens tylko w wersji z tapetem, a nie tapetą.</text:span></text:p></office:annotation><office:annotation><dc:date>0000-00-00T00:00:00</dc:date><text:p text:style-name="P11"><text:span text:style-name="T5">Serio? Tapet... dziwnie brzmi. Lepiej zmienić na powyższą wersję</text:span></text:p></office:annotation><office:annotation><dc:date>0000-00-00T00:00:00</dc:date><text:p text:style-name="P11"><text:span text:style-name="T5">Zmienię całość. Jako ciekawostkę polecam jednak analizę pierwotnego znaczenia zwrotu, na przykład tutaj: http://sjp.pwn.pl/poradnia/haslo/na-tapet-czy-na-tapete;15076.html.</text:span></text:p></office:annotation><office:annotation><dc:date>0000-00-00T00:00:00</dc:date><text:p text:style-name="P11"><text:span text:style-name="T5">Doczytałem, kajam się. Ta ewolucja języka... Człowiek całe życie się uczy :)</text:span></text:p></office:annotation>tapecie znajdowała się akurat szeroko pojęta tematyka tłumaczeń, która okazała się zaskakująco wciągająca. Problem Ministerstwa Morale do tej pory spędza mi sen z powiek, a i inne poruszone kwestie przyciągnęły moją uwagę na przynajmniej pół godziny. Czy dam w przyszłości szansę kucykowym fanfikom? Wątpię. Możliwe jednak, że przychylniejszym okiem spojrzę na związane z twórczością literacką punkty programów na różnorakich ponymeetach czy konwentach – okazuje się, że można się na nich świetnie bawić nawet bez szerszej znajomości omawianej tematyki.</text:p>
      <text:p text:style-name="P1"/>
      <text:p text:style-name="P1">Wydarzenie, głównie ze względu na brak zaufania do własnej orientacji we wrocławskiej komunikacji miejskiej, opuściłam około godziny przed zakończeniem, co pociągnęło za sobą brak mojej podobizny na grupowym zdjęciu i jeszcze mniejszą ilość wrażeń do opisania. Z tej odrobiny meeta, w której uczestniczyłam, wnioskuję jednak, iż warto było wybrać się do Wrocławia trzynastego grudnia. Prawdopodobnie warto było też zrobić to podczas sześciu poprzednich wydarzeń i szczerze żałuję, że dopiero teraz zorganizowałam wyjazd na ten drugi Śląsk. Liczę, że organizatorzy szybko dadzą mi szansę nadrobienia straconych <office:annotation><dc:date>0000-00-00T00:00:00</dc:date><text:p text:style-name="P11"><text:span text:style-name="T5">Tornado... wiadomo, o co chodzi.</text:span></text:p></office:annotation>spotkań.<office:annotation><dc:date>0000-00-00T00:00:00</dc:date><text:p text:style-name="P11"><text:span text:style-name="T5">Byłem...</text:span></text:p></office:annotation></text:p>
      <text:p text:style-name="P1"><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22T23:08:20.079000000</dc:date>
    <meta:editing-duration>PT33M7S</meta:editing-duration>
    <meta:document-statistic meta:table-count="0" meta:image-count="0" meta:object-count="0" meta:page-count="8" meta:paragraph-count="63" meta:word-count="3000" meta:character-count="20917" meta:non-whitespace-character-count="17934"/>
  </office:meta>
</office:document-meta>
</file>